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16.21cm"/>
    </style:style>
    <style:style style:name="pr1" style:family="presentation" style:parent-style-name="Titel_20_und_20_Inhalt-title">
      <style:graphic-properties fo:min-height="2.751cm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fo:min-height="3.62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presentation:style-name="pr2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Sicherung &amp; Wiederherstellung</text:p>
              </text:list-item>
              <text:list-item>
                <text:p text:style-name="P2">Vorgehensweise</text:p>
              </text:list-item>
              <text:list-item>
                <text:p text:style-name="P2">Sicherheitsaspek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draw:style-name="gr2" draw:text-style-name="P4" draw:layer="layout" svg:width="16.71cm" svg:height="2.228cm" svg:x="5.29cm" svg:y="9.972cm">
          <draw:text-box>
            <text:list text:style-name="L1">
              <text:list-header>
                <text:p><text:span text:style-name="T2">Sicherung &amp; Wiederherstellung</text:span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 sicherndes Volumen: </text:p>
                <text:p>50 Nutzer x 100 MB Quota =&gt; 5GB</text:p>
              </text:list-item>
              <text:list-item>
                <text:p>Änderungsvolumen: 20% → 1 GB täglich</text:p>
              </text:list-item>
              <text:list-item>
                <text:p>Verschlüsselte Backups</text:p>
              </text:list-item>
              <text:list-item>
                <text:p>Tägliches Vollbackup aller Nutzerdaten</text:p>
              </text:list-item>
              <text:list-item>
                <text:p>Kein Generationenprinz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4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System selbst wird nicht gesichert</text:p>
              </text:list-item>
              <text:list-item>
                <text:p>Stattdessen: Wiederherstellen des Zustands via Ansible</text:p>
              </text:list-item>
              <text:list-item>
                <text:p>Etwa 4 Stunden für Restore</text:p>
              </text:list-item>
              <text:list-item>
                <text:p>Problem: Risiko durch neue/veränderte Software =&gt; Prüfung der Systemsicherheit </text:p>
              </text:list-item>
              <text:list-item>
                <text:p>Sicherheit wichtiger als Vertraulichk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Annahme: Ansible beschreibt Systemzustand hinreichend genug, birgt aber auch die Gefahr, dass das System nach Restore nicht richtig funktioniert, wenn dort etwas vergessen wurde.</text:p>
              <text:p>- Für uns ist Ansible-Konfig der master</text:p>
              <text:p>- 4 Stunden für Restore (ggf. neues Blech beschaffen, Grundsystem installieren, Einrichtung mit Ansible, testen, Backup einspielen, Go-Live) nur realistisch, wenn keine Probleme auftreten</text:p>
              <text:p>- neue Software: Vorteil, da neue Software</text:p>
              <text:p>- wir nehmen System erst dann wieder in Betrieb, wenn ihr uns davon überzeugt haben, dass es (in unseren Augen) sicher ist</text:p>
              <text:p/>
            </draw:text-box>
          </draw:frame>
        </presentation:notes>
      </draw:page>
      <draw:page draw:name="page5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draw:style-name="gr2" draw:text-style-name="P4" draw:layer="layout" svg:width="16.71cm" svg:height="2.228cm" svg:x="8.69cm" svg:y="9.972cm">
          <draw:text-box>
            <text:list text:style-name="L1">
              <text:list-header>
                <text:p><text:span text:style-name="T2">Vorgehensweise</text:span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presentation:style-name="pr2" draw:layer="layout" svg:width="22.647cm" svg:height="12.487cm" svg:x="1.702cm" svg:y="4.745cm" presentation:class="outline" presentation:user-transformed="true">
          <draw:text-box>
            <text:list text:style-name="L2">
              <text:list-item>
                <text:p>Backup-Skript auf beiden Servern:</text:p>
                <text:list>
                  <text:list-item>
                    <text:p>/home/*, /share/public → backup.tar.gz</text:p>
                  </text:list-item>
                  <text:list-item>
                    <text:p>Verschlüsseln des Archivs mit GPG</text:p>
                  </text:list-item>
                  <text:list-item>
                    <text:p>Kopieren des verschlüsselten Archivs auf jeweils anderen Server via SCP</text:p>
                  </text:list-item>
                </text:list>
              </text:list-item>
              <text:list-item>
                <text:p>Cron-Job 03:00 Uh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draw:style-name="gr2" draw:text-style-name="P4" draw:layer="layout" svg:width="16.71cm" svg:height="2.228cm" svg:x="8.39cm" svg:y="9.972cm">
          <draw:text-box>
            <text:list text:style-name="L1">
              <text:list-header>
                <text:p><text:span text:style-name="T2">Sicherheitsaspekte</text:span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Datensicherungskonzept</text:span></text:p>
          </draw:text-box>
        </draw:frame>
        <draw:frame presentation:style-name="pr2" draw:layer="layout" svg:width="22.647cm" svg:height="12.487cm" svg:x="1.702cm" svg:y="4.745cm" presentation:class="outline" presentation:user-transformed="true">
          <draw:text-box>
            <text:list text:style-name="L2">
              <text:list-item>
                <text:p>Backup-Skript enthält sensible Informationen</text:p>
                <text:list>
                  <text:list-header>
                    <text:p>→ root:root 0700</text:p>
                  </text:list-header>
                </text:list>
              </text:list-item>
              <text:list-item>
                <text:p>Ansible: Alle sensiblen Informationen im Vault</text:p>
              </text:list-item>
              <text:list-item>
                <text:p>Unverschlüsseltes Archiv wird nach dem Verschlüsseln wieder gelöscht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7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8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9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1" draw:layer="backgroundobjects" svg:width="22.647cm" svg:height="2.751cm" svg:x="1.702cm" svg:y="0.635cm" presentation:class="title" presentation:user-transformed="true">
        <draw:text-box>
          <text:p text:style-name="MP10"><text:span text:style-name="MT2">Titelmasterformat durch </text:span><text:span text:style-name="MT2">Klicken bearbeiten</text:span></text:p>
        </draw:text-box>
      </draw:frame>
      <draw:frame draw:name="Datumsplatzhalter 3" presentation:style-name="Mpr5" draw:text-style-name="MP13" draw:layer="backgroundobjects" svg:width="7.407cm" svg:height="1.013cm" svg:x="16.933cm" svg:y="17.357cm" presentation:class="date-time" presentation:user-transformed="true">
        <draw:text-box>
          <text:p text:style-name="MP12"><text:span text:style-name="MT3"><text:date style:data-style-name="D1" text:date-value="2016-09-08">08.09.16</text:date></text:span></text:p>
        </draw:text-box>
      </draw:frame>
      <draw:frame draw:name="Fußzeilenplatzhalter 4" presentation:style-name="Mpr5" draw:text-style-name="MP13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5" draw:text-style-name="MP13" draw:layer="backgroundobjects" svg:width="1.481cm" svg:height="0.678cm" svg:x="0cm" svg:y="3.534cm" presentation:class="page-number" presentation:user-transformed="true">
        <draw:text-box>
          <text:p text:style-name="MP14"><text:span text:style-name="MT4"><text:page-number>&lt;Foliennummer&gt;</text:page-number></text:span></text:p>
        </draw:text-box>
      </draw:frame>
      <draw:frame draw:name="Inhaltsplatzhalter 7" presentation:style-name="Mpr6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5">Format des Gliederungstextes durch </text:span><text:span text:style-name="MT5">Klicken bearbeiten</text:span></text:p>
              <text:list>
                <text:list-item>
                  <text:p text:style-name="MP15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5"><text:span text:style-name="MT5">Vierte Gliederungsebene</text:span></text:p>
                          <text:list>
                            <text:list-item>
                              <text:p text:style-name="MP15"><text:span text:style-name="MT5">Fünfte Gliederungsebene</text:span></text:p>
                              <text:list>
                                <text:list-item>
                                  <text:p text:style-name="MP15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</text:span><text:span text:style-name="MT5">GliederungsebeneTextmast</text:span><text:span text:style-name="MT5">erformate durch Klicken </text:span><text:span text:style-name="MT5">bearbeiten</text:span></text:p>
                                      <text:list>
                                        <text:list-item>
                                          <text:p text:style-name="MP16"><text:span text:style-name="MT6">Zweite Ebene</text:span></text:p>
                                          <text:list>
                                            <text:list-item>
                                              <text:p text:style-name="MP16"><text:span text:style-name="MT7">Dritte Ebene</text:span></text:p>
                                              <text:list>
                                                <text:list-item>
                                                  <text:p text:style-name="MP17"><text:span text:style-name="MT8">Vierte Ebene</text:span></text:p>
                                                </text:list-item>
                                                <text:list-item>
                                                  <text:p text:style-name="MP17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9:57:20.834333103</meta:creation-date>
    <dc:date>2016-09-08T20:34:44.112798164</dc:date>
    <meta:editing-duration>PT2H11M38S</meta:editing-duration>
    <meta:editing-cycles>50</meta:editing-cycles>
    <meta:generator>LibreOffice/5.1.5.2$Linux_X86_64 LibreOffice_project/10m0$Build-2</meta:generator>
    <meta:document-statistic meta:object-count="67"/>
  </office:meta>
</office:document-meta>
</file>